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d7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3.24cm" fo:min-width="9.9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2.106cm" fo:min-width="9.74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0.181cm" fo:min-width="0cm"/>
    </style:style>
    <style:style style:name="gr9" style:family="graphic" style:parent-style-name="objectwithoutfill">
      <style:graphic-properties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3.235cm" fo:min-width="9.9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39cm"/>
      <style:paragraph-properties style:writing-mode="lr-tb"/>
    </style:style>
    <style:style style:name="gr15" style:family="graphic" style:parent-style-name="standard">
      <style:graphic-properties svg:stroke-color="#000000" draw:fill-color="#b4c7dc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d7" draw:textarea-horizontal-align="justify" draw:textarea-vertical-align="top" draw:auto-grow-height="false" fo:min-height="13.906cm" fo:min-width="12.9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29cm" fo:min-width="0.04cm"/>
    </style:style>
    <style:style style:name="gr19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2.152cm" fo:min-width="6.76cm"/>
      <style:paragraph-properties style:writing-mode="lr-tb"/>
    </style:style>
    <style:style style:name="gr20" style:family="graphic" style:parent-style-name="standard">
      <style:graphic-properties svg:stroke-color="#000000" draw:fill-color="#afd095" draw:textarea-horizontal-align="justify" draw:textarea-vertical-align="middle" draw:auto-grow-height="false" fo:min-height="2.29cm" fo:min-width="11.856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2.256cm" fo:min-width="6.76cm"/>
      <style:paragraph-properties style:writing-mode="lr-tb"/>
    </style:style>
    <style:style style:name="gr22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6.862cm"/>
      <style:paragraph-properties style:writing-mode="lr-tb"/>
    </style:style>
    <style:style style:name="gr23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6.889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11.83cm"/>
      <style:paragraph-properties style:writing-mode="lr-tb"/>
    </style:style>
    <style:style style:name="gr25" style:family="graphic" style:parent-style-name="standard">
      <style:graphic-properties svg:stroke-color="#000000" draw:fill-color="#ffffd7" draw:textarea-horizontal-align="justify" draw:textarea-vertical-align="middle" draw:auto-grow-height="false" fo:min-height="2.256cm" fo:min-width="6.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1" style:family="paragraph">
      <loext:graphic-properties draw:fill-color="#ffff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afd095"/>
      <style:paragraph-properties fo:text-align="center" style:writing-mode="lr-tb"/>
    </style:style>
    <style:style style:name="P15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d428"/>
      <style:paragraph-properties fo:text-align="center" style:writing-mode="lr-tb"/>
    </style:style>
    <style:style style:name="P17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411cm" svg:y1="8.043cm" svg:x2="14.43cm" svg:y2="7.222cm" draw:start-shape="id1" draw:start-glue-point="0" draw:end-shape="id2" draw:end-glue-point="8" svg:d="M14411 8043l19-821" svg:viewBox="0 0 20 822">
          <text:p/>
        </draw:connector>
        <draw:connector draw:style-name="gr2" draw:text-style-name="P1" draw:layer="layout" draw:type="line" svg:x1="14.368cm" svg:y1="5.284cm" svg:x2="14.43cm" svg:y2="6.612cm" draw:start-shape="id3" draw:start-glue-point="2" draw:end-shape="id2" draw:end-glue-point="4" svg:d="M14368 5284l62 1328" svg:viewBox="0 0 63 1329">
          <text:p/>
        </draw:connector>
        <draw:custom-shape draw:style-name="gr3" draw:text-style-name="P2" xml:id="id2" draw:id="id2" draw:layer="layout" svg:width="0.594cm" svg:height="0.61cm" svg:x="14.133cm" svg:y="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0.494cm" svg:height="3.524cm" svg:x="9.164cm" svg:y="8.043cm">
          <text:p text:style-name="P3"><text:span text:style-name="T1">SilkRPC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10.494cm" svg:height="2.61cm" svg:x="9.121cm" svg:y="2.67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494cm" svg:height="2.61cm" svg:x="8.965cm" svg:y="2.83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10.494cm" svg:height="2.61cm" svg:x="8.908cm" svg:y="14.111cm">
          <text:p text:style-name="P7">Turbo-Geth / Silkworm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0.594cm" svg:height="0.609cm" svg:x="13.858cm" svg:y="12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4.155cm" svg:y1="14.111cm" svg:x2="14.155cm" svg:y2="13.364cm" draw:start-shape="id4" draw:start-glue-point="0" draw:end-shape="id5" draw:end-glue-point="8" svg:d="M14155 14111v-747" svg:viewBox="0 0 1 748">
          <text:p/>
        </draw:connector>
        <draw:custom-shape draw:style-name="gr10" draw:text-style-name="P4" xml:id="id6" draw:id="id6" draw:layer="layout" svg:width="10.494cm" svg:height="3.519cm" svg:x="8.908cm" svg:y="8.261cm">
          <text:p text:style-name="P3"><text:span text:style-name="T1">Silk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.155cm" svg:y1="11.78cm" svg:x2="14.155cm" svg:y2="12.755cm" draw:start-shape="id6" draw:start-glue-point="2" draw:end-shape="id5" draw:end-glue-point="4" svg:d="M14155 11780v975" svg:viewBox="0 0 1 976">
          <text:p/>
        </draw:connector>
        <draw:frame draw:style-name="gr11" draw:text-style-name="P10" draw:layer="layout" svg:width="6.507cm" svg:height="0.853cm" svg:x="7.118cm" svg:y="12.62cm">
          <draw:text-box>
            <text:p><text:span text:style-name="T2">IF#1: TG </text:span><text:span text:style-name="T3">KV gRPC or SM</text:span></text:p>
          </draw:text-box>
        </draw:frame>
        <draw:custom-shape draw:style-name="gr12" draw:text-style-name="P11" xml:id="id7" draw:id="id7" draw:layer="layout" svg:width="0.594cm" svg:height="0.61cm" svg:x="13.839cm" svg:y="6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155cm" svg:y1="8.261cm" svg:x2="14.136cm" svg:y2="7.232cm" draw:start-shape="id6" draw:start-glue-point="0" draw:end-shape="id7" draw:end-glue-point="8" svg:d="M14155 8261l-19-1029" svg:viewBox="0 0 20 1030">
          <text:p/>
        </draw:connector>
        <draw:connector draw:style-name="gr2" draw:text-style-name="P1" draw:layer="layout" draw:type="line" svg:x1="14.055cm" svg:y1="5.604cm" svg:x2="14.136cm" svg:y2="6.622cm" draw:start-shape="id8" draw:start-glue-point="2" draw:end-shape="id7" draw:end-glue-point="4" svg:d="M14055 5604l81 1018" svg:viewBox="0 0 82 1019">
          <text:p/>
        </draw:connector>
        <draw:frame draw:style-name="gr13" draw:text-style-name="P10" draw:layer="layout" svg:width="5.496cm" svg:height="0.806cm" svg:x="7.358cm" svg:y="6.562cm">
          <draw:text-box>
            <text:p><text:span text:style-name="T3">IF#2: ETH JSON RPC</text:span></text:p>
          </draw:text-box>
        </draw:frame>
        <draw:custom-shape draw:style-name="gr14" draw:text-style-name="P6" xml:id="id8" draw:id="id8" draw:layer="layout" svg:width="10.493cm" svg:height="2.61cm" svg:x="8.809cm" svg:y="2.99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5" draw:text-style-name="P9" xml:id="id10" draw:id="id10" draw:layer="layout" svg:width="0.762cm" svg:height="0.762cm" svg:x="13.87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9" draw:id="id9" draw:layer="layout" svg:width="13.462cm" svg:height="14.208cm" svg:x="7.524cm" svg:y="3.201cm">
          <text:p text:style-name="P3"><text:span text:style-name="T1">Silk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.255cm" svg:y1="17.409cm" svg:x2="14.255cm" svg:y2="18.8cm" draw:start-shape="id9" draw:start-glue-point="2" draw:end-shape="id10" draw:end-glue-point="4" svg:d="M14255 17409v1391" svg:viewBox="0 0 1 1392">
          <text:p/>
        </draw:connector>
        <draw:frame draw:style-name="gr17" draw:text-style-name="P12" draw:layer="layout" svg:width="7.968cm" svg:height="0.962cm" svg:x="5.609cm" svg:y="18.646cm">
          <draw:text-box>
            <text:p><text:span text:style-name="T1">I</text:span><text:span text:style-name="T1">F</text:span><text:span text:style-name="T1">#</text:span><text:span text:style-name="T1">1</text:span><text:span text:style-name="T1">: </text:span><text:span text:style-name="T1">T</text:span><text:span text:style-name="T1">G</text:span><text:span text:style-name="T1"> </text:span><text:span text:style-name="T1">K</text:span><text:span text:style-name="T1">V </text:span><text:span text:style-name="T1">g</text:span><text:span text:style-name="T1">R</text:span><text:span text:style-name="T1">P</text:span><text:span text:style-name="T1">C </text:span><text:span text:style-name="T1">o</text:span><text:span text:style-name="T1">r </text:span><text:span text:style-name="T1">S</text:span><text:span text:style-name="T1">M</text:span></text:p>
          </draw:text-box>
        </draw:frame>
        <draw:custom-shape draw:style-name="gr18" draw:text-style-name="P11" xml:id="id12" draw:id="id12" draw:layer="layout" svg:width="0.762cm" svg:height="0.762cm" svg:x="13.77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195cm" svg:y1="4.385cm" svg:x2="14.156cm" svg:y2="2.263cm" draw:start-shape="id11" draw:start-glue-point="0" draw:end-shape="id12" draw:end-glue-point="8" svg:d="M14195 4385l-39-2122" svg:viewBox="0 0 40 2123">
          <text:p/>
        </draw:connector>
        <draw:frame draw:style-name="gr17" draw:text-style-name="P12" draw:layer="layout" svg:width="6.857cm" svg:height="0.962cm" svg:x="6.455cm" svg:y="1.446cm">
          <draw:text-box>
            <text:p><text:span text:style-name="T1">I</text:span><text:span text:style-name="T1">F</text:span><text:span text:style-name="T1">#</text:span><text:span text:style-name="T1">2</text:span><text:span text:style-name="T1">:</text:span><text:span text:style-name="T1"> </text:span><text:span text:style-name="T1">E</text:span><text:span text:style-name="T1">T</text:span><text:span text:style-name="T1">H</text:span><text:span text:style-name="T1"> </text:span><text:span text:style-name="T1">J</text:span><text:span text:style-name="T1">S</text:span><text:span text:style-name="T1">O</text:span><text:span text:style-name="T1">N</text:span><text:span text:style-name="T1"> </text:span><text:span text:style-name="T1">R</text:span><text:span text:style-name="T1">P</text:span><text:span text:style-name="T1">C</text:span></text:p>
          </draw:text-box>
        </draw:frame>
        <draw:custom-shape draw:style-name="gr19" draw:text-style-name="P13" draw:layer="layout" svg:width="7.26cm" svg:height="2.402cm" svg:x="10.568cm" svg:y="11.885cm">
          <text:p text:style-name="P5">Silkw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11" draw:id="id11" draw:layer="layout" svg:width="12.356cm" svg:height="2.54cm" svg:x="8.017cm" svg:y="4.385cm">
          <text:p text:style-name="P7">JSON RPC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7.26cm" svg:height="2.506cm" svg:x="10.568cm" svg:y="9.425cm">
          <text:p text:style-name="P5">State Read/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7.362cm" svg:height="2.54cm" draw:transform="rotate (-1.5707963267949) translate (20.368cm 6.925cm)">
          <text:p text:style-name="P7">Asynchronous Engin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6" draw:layer="layout" svg:width="7.389cm" svg:height="2.54cm" draw:transform="rotate (-1.5707963267949) translate (10.568cm 6.925cm)">
          <text:p text:style-name="P7">Asynchronous Engin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8" draw:layer="layout" svg:width="12.33cm" svg:height="2.54cm" svg:x="8.043cm" svg:y="14.291cm">
          <text:p text:style-name="P7">KV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7.26cm" svg:height="2.506cm" svg:x="10.568cm" svg:y="6.925cm">
          <text:p text:style-name="P5">Session Stat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llio Canepa</meta:initial-creator>
    <meta:creation-date>2020-11-21T01:25:07.185851592</meta:creation-date>
    <dc:date>2021-01-06T00:15:15.656136059</dc:date>
    <dc:creator>Tullio Canepa</dc:creator>
    <meta:editing-duration>PT6H4M44S</meta:editing-duration>
    <meta:editing-cycles>40</meta:editing-cycles>
    <meta:generator>LibreOffice/6.4.6.2$Linux_X86_64 LibreOffice_project/40$Build-2</meta:generator>
    <meta:document-statistic meta:object-count="31"/>
  </office:meta>
</office:document-meta>
</file>